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SortComp" table:style-name="ta1">
        <table:shapes>
          <draw:frame draw:z-index="0" draw:style-name="gr1" draw:text-style-name="P1" svg:width="159.99mm" svg:height="89.99mm" svg:x="203.13mm" svg:y="1mm">
            <draw:object draw:notify-on-update-of-ranges="qSortComp.A1:qSortComp.A1 qSortComp.B1:qSortComp.I1 qSortComp.A2:qSortComp.A2 qSortComp.B2:qSortComp.I2 qSortComp.A3:qSortComp.A3 qSortComp.B3:qSortComp.I3 qSortComp.A4:qSortComp.A4 qSortComp.B4:qSortComp.I4 qSortComp.A5:qSortComp.A5 qSortComp.B5:qSortComp.I5 qSortComp.A6:qSortComp.A6 qSortComp.B6:qSortComp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N^2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0" calcext:value-type="float">
            <text:p>400000000</text:p>
          </table:table-cell>
        </table:table-row>
        <table:table-row table:style-name="ro1">
          <table:table-cell office:value-type="string" calcext:value-type="string">
            <text:p>N*lgN</text:p>
          </table:table-cell>
          <table:table-cell office:value-type="float" office:value="664.385618977473" calcext:value-type="float">
            <text:p>664.385618977473</text:p>
          </table:table-cell>
          <table:table-cell office:value-type="float" office:value="1528.77123795494" calcext:value-type="float">
            <text:p>1528.77123795494</text:p>
          </table:table-cell>
          <table:table-cell office:value-type="float" office:value="4482.89214233104" calcext:value-type="float">
            <text:p>4482.89214233104</text:p>
          </table:table-cell>
          <table:table-cell office:value-type="float" office:value="9965.78428466209" calcext:value-type="float">
            <text:p>9965.78428466209</text:p>
          </table:table-cell>
          <table:table-cell office:value-type="float" office:value="21931.5685693242" calcext:value-type="float">
            <text:p>21931.5685693242</text:p>
          </table:table-cell>
          <table:table-cell office:value-type="float" office:value="61438.5618977473" calcext:value-type="float">
            <text:p>61438.5618977473</text:p>
          </table:table-cell>
          <table:table-cell office:value-type="float" office:value="132877.123795495" calcext:value-type="float">
            <text:p>132877.123795495</text:p>
          </table:table-cell>
          <table:table-cell office:value-type="float" office:value="285754.247590989" calcext:value-type="float">
            <text:p>285754.247590989</text:p>
          </table:table-cell>
        </table:table-row>
        <table:table-row table:style-name="ro1">
          <table:table-cell office:value-type="string" calcext:value-type="string">
            <text:p>Randomly-Ordered Comparisons</text:p>
          </table:table-cell>
          <table:table-cell office:value-type="float" office:value="650" calcext:value-type="float">
            <text:p>650</text:p>
          </table:table-cell>
          <table:table-cell office:value-type="float" office:value="1549" calcext:value-type="float">
            <text:p>1549</text:p>
          </table:table-cell>
          <table:table-cell office:value-type="float" office:value="4666" calcext:value-type="float">
            <text:p>4666</text:p>
          </table:table-cell>
          <table:table-cell office:value-type="float" office:value="10473" calcext:value-type="float">
            <text:p>10473</text:p>
          </table:table-cell>
          <table:table-cell office:value-type="float" office:value="24785" calcext:value-type="float">
            <text:p>24785</text:p>
          </table:table-cell>
          <table:table-cell office:value-type="float" office:value="71742" calcext:value-type="float">
            <text:p>71742</text:p>
          </table:table-cell>
          <table:table-cell office:value-type="float" office:value="156249" calcext:value-type="float">
            <text:p>156249</text:p>
          </table:table-cell>
          <table:table-cell office:value-type="float" office:value="337271" calcext:value-type="float">
            <text:p>337271</text:p>
          </table:table-cell>
        </table:table-row>
        <table:table-row table:style-name="ro1">
          <table:table-cell office:value-type="string" calcext:value-type="string">
            <text:p>Increasing-Order Comparisons</text:p>
          </table:table-cell>
          <table:table-cell office:value-type="float" office:value="4950" calcext:value-type="float">
            <text:p>4950</text:p>
          </table:table-cell>
          <table:table-cell office:value-type="float" office:value="19854" calcext:value-type="float">
            <text:p>19854</text:p>
          </table:table-cell>
          <table:table-cell office:value-type="float" office:value="122915" calcext:value-type="float">
            <text:p>122915</text:p>
          </table:table-cell>
          <table:table-cell office:value-type="float" office:value="492412" calcext:value-type="float">
            <text:p>492412</text:p>
          </table:table-cell>
          <table:table-cell office:value-type="float" office:value="1941509" calcext:value-type="float">
            <text:p>1941509</text:p>
          </table:table-cell>
          <table:table-cell office:value-type="float" office:value="11538672" calcext:value-type="float">
            <text:p>11538672</text:p>
          </table:table-cell>
          <table:table-cell office:value-type="float" office:value="42980793" calcext:value-type="float">
            <text:p>42980793</text:p>
          </table:table-cell>
          <table:table-cell office:value-type="float" office:value="149154210" calcext:value-type="float">
            <text:p>149154210</text:p>
          </table:table-cell>
        </table:table-row>
        <table:table-row table:style-name="ro1">
          <table:table-cell office:value-type="string" calcext:value-type="string">
            <text:p>Decreasing-Order Comparisons</text:p>
          </table:table-cell>
          <table:table-cell office:value-type="float" office:value="4950" calcext:value-type="float">
            <text:p>4950</text:p>
          </table:table-cell>
          <table:table-cell office:value-type="float" office:value="19900" calcext:value-type="float">
            <text:p>19900</text:p>
          </table:table-cell>
          <table:table-cell office:value-type="float" office:value="123726" calcext:value-type="float">
            <text:p>123726</text:p>
          </table:table-cell>
          <table:table-cell office:value-type="float" office:value="496256" calcext:value-type="float">
            <text:p>496256</text:p>
          </table:table-cell>
          <table:table-cell office:value-type="float" office:value="1972477" calcext:value-type="float">
            <text:p>1972477</text:p>
          </table:table-cell>
          <table:table-cell office:value-type="float" office:value="12010915" calcext:value-type="float">
            <text:p>12010915</text:p>
          </table:table-cell>
          <table:table-cell office:value-type="float" office:value="46234322" calcext:value-type="float">
            <text:p>46234322</text:p>
          </table:table-cell>
          <table:table-cell office:value-type="float" office:value="171077884" calcext:value-type="float">
            <text:p>171077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1:10:53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1:11:36.149000000</dc:date>
    <meta:editing-duration>PT1M35S</meta:editing-duration>
    <meta:editing-cycles>3</meta:editing-cycles>
    <meta:generator>LibreOffice/6.1.4.2$Windows_X86_64 LibreOffice_project/9d0f32d1f0b509096fd65e0d4bec26ddd1938fd3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3.006cm" style:legend-expansion="high" chart:style-name="ch2"/>
        <chart:plot-area chart:style-name="ch3" table:cell-range-address="qSortComp.A1:qSortComp.I6" chart:data-source-has-labels="both" svg:x="0.32cm" svg:y="0.18cm" svg:width="9.227cm" svg:height="8.64cm">
          <chartooo:coordinate-region svg:x="2.238cm" svg:y="0.379cm" svg:width="6.844cm" svg:height="7.794cm"/>
          <chart:axis chart:dimension="x" chart:name="primary-x" chart:style-name="ch4" chartooo:axis-type="auto">
            <chartooo:date-scale/>
            <chart:categories table:cell-range-address="qSortComp.B1:qSortComp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SortComp.B2:qSortComp.I2" chart:label-cell-address="qSortComp.A2:qSortComp.A2" chart:class="chart:line">
            <chart:data-point chart:repeated="8"/>
          </chart:series>
          <chart:series chart:style-name="ch7" chart:values-cell-range-address="qSortComp.B3:qSortComp.I3" chart:label-cell-address="qSortComp.A3:qSortComp.A3" chart:class="chart:line">
            <chart:data-point chart:repeated="8"/>
          </chart:series>
          <chart:series chart:style-name="ch8" chart:values-cell-range-address="qSortComp.B4:qSortComp.I4" chart:label-cell-address="qSortComp.A4:qSortComp.A4" chart:class="chart:line">
            <chart:data-point chart:repeated="8"/>
          </chart:series>
          <chart:series chart:style-name="ch9" chart:values-cell-range-address="qSortComp.B5:qSortComp.I5" chart:label-cell-address="qSortComp.A5:qSortComp.A5" chart:class="chart:line">
            <chart:data-point chart:repeated="8"/>
          </chart:series>
          <chart:series chart:style-name="ch10" chart:values-cell-range-address="qSortComp.B6:qSortComp.I6" chart:label-cell-address="qSortComp.A6:qSortComp.A6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qSortComp.B1:qSortComp.I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^2</text:p>
                <draw:g>
                  <svg:desc>qSortComp.A2:qSortComp.A2</svg:desc>
                </draw:g>
              </table:table-cell>
              <table:table-cell office:value-type="float" office:value="10000">
                <text:p>10000</text:p>
                <draw:g>
                  <svg:desc>qSortComp.B2:qSortComp.I2</svg:desc>
                </draw:g>
              </table:table-cell>
              <table:table-cell office:value-type="float" office:value="40000">
                <text:p>40000</text:p>
              </table:table-cell>
              <table:table-cell office:value-type="float" office:value="250000">
                <text:p>250000</text:p>
              </table:table-cell>
              <table:table-cell office:value-type="float" office:value="1000000">
                <text:p>1000000</text:p>
              </table:table-cell>
              <table:table-cell office:value-type="float" office:value="4000000">
                <text:p>4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400000000">
                <text:p>400000000</text:p>
              </table:table-cell>
            </table:table-row>
            <table:table-row>
              <table:table-cell office:value-type="string">
                <text:p>N*lgN</text:p>
                <draw:g>
                  <svg:desc>qSortComp.A3:qSortComp.A3</svg:desc>
                </draw:g>
              </table:table-cell>
              <table:table-cell office:value-type="float" office:value="664.385618977473">
                <text:p>664.385618977473</text:p>
                <draw:g>
                  <svg:desc>qSortComp.B3:qSortComp.I3</svg:desc>
                </draw:g>
              </table:table-cell>
              <table:table-cell office:value-type="float" office:value="1528.77123795494">
                <text:p>1528.77123795494</text:p>
              </table:table-cell>
              <table:table-cell office:value-type="float" office:value="4482.89214233104">
                <text:p>4482.89214233104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21931.5685693242">
                <text:p>21931.5685693242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285754.247590989">
                <text:p>285754.247590989</text:p>
              </table:table-cell>
            </table:table-row>
            <table:table-row>
              <table:table-cell office:value-type="string">
                <text:p>Randomly-Ordered Comparisons</text:p>
                <draw:g>
                  <svg:desc>qSortComp.A4:qSortComp.A4</svg:desc>
                </draw:g>
              </table:table-cell>
              <table:table-cell office:value-type="float" office:value="650">
                <text:p>650</text:p>
                <draw:g>
                  <svg:desc>qSortComp.B4:qSortComp.I4</svg:desc>
                </draw:g>
              </table:table-cell>
              <table:table-cell office:value-type="float" office:value="1549">
                <text:p>1549</text:p>
              </table:table-cell>
              <table:table-cell office:value-type="float" office:value="4666">
                <text:p>4666</text:p>
              </table:table-cell>
              <table:table-cell office:value-type="float" office:value="10473">
                <text:p>10473</text:p>
              </table:table-cell>
              <table:table-cell office:value-type="float" office:value="24785">
                <text:p>24785</text:p>
              </table:table-cell>
              <table:table-cell office:value-type="float" office:value="71742">
                <text:p>71742</text:p>
              </table:table-cell>
              <table:table-cell office:value-type="float" office:value="156249">
                <text:p>156249</text:p>
              </table:table-cell>
              <table:table-cell office:value-type="float" office:value="337271">
                <text:p>337271</text:p>
              </table:table-cell>
            </table:table-row>
            <table:table-row>
              <table:table-cell office:value-type="string">
                <text:p>Increasing-Order Comparisons</text:p>
                <draw:g>
                  <svg:desc>qSortComp.A5:qSortComp.A5</svg:desc>
                </draw:g>
              </table:table-cell>
              <table:table-cell office:value-type="float" office:value="4950">
                <text:p>4950</text:p>
                <draw:g>
                  <svg:desc>qSortComp.B5:qSortComp.I5</svg:desc>
                </draw:g>
              </table:table-cell>
              <table:table-cell office:value-type="float" office:value="19854">
                <text:p>19854</text:p>
              </table:table-cell>
              <table:table-cell office:value-type="float" office:value="122915">
                <text:p>122915</text:p>
              </table:table-cell>
              <table:table-cell office:value-type="float" office:value="492412">
                <text:p>492412</text:p>
              </table:table-cell>
              <table:table-cell office:value-type="float" office:value="1941509">
                <text:p>1941509</text:p>
              </table:table-cell>
              <table:table-cell office:value-type="float" office:value="11538672">
                <text:p>11538672</text:p>
              </table:table-cell>
              <table:table-cell office:value-type="float" office:value="42980793">
                <text:p>42980793</text:p>
              </table:table-cell>
              <table:table-cell office:value-type="float" office:value="149154210">
                <text:p>149154210</text:p>
              </table:table-cell>
            </table:table-row>
            <table:table-row>
              <table:table-cell office:value-type="string">
                <text:p>Decreasing-Order Comparisons</text:p>
                <draw:g>
                  <svg:desc>qSortComp.A6:qSortComp.A6</svg:desc>
                </draw:g>
              </table:table-cell>
              <table:table-cell office:value-type="float" office:value="4950">
                <text:p>4950</text:p>
                <draw:g>
                  <svg:desc>qSortComp.B6:qSortComp.I6</svg:desc>
                </draw:g>
              </table:table-cell>
              <table:table-cell office:value-type="float" office:value="19900">
                <text:p>19900</text:p>
              </table:table-cell>
              <table:table-cell office:value-type="float" office:value="123726">
                <text:p>123726</text:p>
              </table:table-cell>
              <table:table-cell office:value-type="float" office:value="496256">
                <text:p>496256</text:p>
              </table:table-cell>
              <table:table-cell office:value-type="float" office:value="1972477">
                <text:p>1972477</text:p>
              </table:table-cell>
              <table:table-cell office:value-type="float" office:value="12010915">
                <text:p>12010915</text:p>
              </table:table-cell>
              <table:table-cell office:value-type="float" office:value="46234322">
                <text:p>46234322</text:p>
              </table:table-cell>
              <table:table-cell office:value-type="float" office:value="171077884">
                <text:p>171077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